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 draw:auto-grow-height="false" fo:min-height="0.749cm" fo:min-width="0.499cm" draw:shadow="visible" draw:shadow-offset-x="0.203cm" draw:shadow-offset-y="0.203cm"/>
    </style:style>
    <style:style style:name="gr2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.979cm" svg:height="1.979cm" svg:x="4.81cm" svg:y="8.704cm">
          <text:p text:style-name="P1"><text:span text:style-name="T1">prê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id="id3" draw:layer="layout" svg:width="1.979cm" svg:height="1.979cm" svg:x="12.112cm" svg:y="8.704cm">
          <text:p text:style-name="P1"><text:span text:style-name="T1">bloqué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id="id4" draw:layer="layout" svg:width="1.979cm" svg:height="1.979cm" svg:x="8.62cm" svg:y="11.953cm">
          <text:p text:style-name="P1"><text:span text:style-name="T1">élu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id="id1" draw:layer="layout" svg:width="1.979cm" svg:height="1.979cm" svg:x="4.81cm" svg:y="15.372cm">
          <text:p text:style-name="P1"><text:span text:style-name="T1">terminé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id="id5" draw:layer="layout" svg:width="1.979cm" svg:height="1.979cm" svg:x="12.197cm" svg:y="15.372cm">
          <text:p text:style-name="P1"><text:span text:style-name="T1">zombi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3" draw:layer="layout" draw:type="line" svg:x1="5.798cm" svg:y1="15.372cm" svg:x2="5.798cm" svg:y2="10.681cm" draw:start-shape="id1" draw:start-glue-point="4" draw:end-shape="id2" draw:end-glue-point="8" svg:d="m5798 15372v-4691">
          <text:p/>
        </draw:connector>
        <draw:connector draw:style-name="gr2" draw:text-style-name="P3" draw:layer="layout" draw:type="line" svg:x1="12.112cm" svg:y1="9.692cm" svg:x2="6.787cm" svg:y2="9.692cm" draw:start-shape="id3" draw:start-glue-point="6" draw:end-shape="id2" draw:end-glue-point="10" svg:d="m12112 9692h-5325">
          <text:p/>
        </draw:connector>
        <draw:connector draw:style-name="gr2" draw:text-style-name="P3" draw:layer="layout" draw:type="line" svg:x1="10.309cm" svg:y1="12.241cm" svg:x2="12.4cm" svg:y2="10.393cm" draw:start-shape="id4" draw:start-glue-point="11" draw:end-shape="id3" draw:end-glue-point="7" svg:d="m10309 12241 2091-1848">
          <text:p/>
        </draw:connector>
        <draw:connector draw:style-name="gr2" draw:text-style-name="P3" draw:layer="layout" draw:type="line" svg:x1="10.309cm" svg:y1="13.642cm" svg:x2="12.485cm" svg:y2="15.66cm" draw:start-shape="id4" draw:start-glue-point="9" draw:end-shape="id5" draw:end-glue-point="5" svg:d="m10309 13642 2176 2018">
          <text:p/>
        </draw:connector>
        <draw:connector draw:style-name="gr2" draw:text-style-name="P3" draw:layer="layout" draw:type="line" svg:x1="12.197cm" svg:y1="16.36cm" svg:x2="6.787cm" svg:y2="16.36cm" draw:start-shape="id5" draw:start-glue-point="6" draw:end-shape="id1" draw:end-glue-point="10" svg:d="m12197 16360h-5410">
          <text:p/>
        </draw:connector>
        <draw:connector draw:style-name="gr2" draw:text-style-name="P3" draw:layer="layout" draw:type="line" svg:x1="8.908cm" svg:y1="13.642cm" svg:x2="6.499cm" svg:y2="15.66cm" draw:start-shape="id4" draw:start-glue-point="7" draw:end-shape="id1" draw:end-glue-point="11" svg:d="m8908 13642-2409 2018">
          <text:p/>
        </draw:connector>
        <draw:connector draw:style-name="gr2" draw:text-style-name="P3" draw:layer="layout" draw:type="line" svg:x1="6.238cm" svg:y1="10.583cm" svg:x2="8.666cm" svg:y2="12.574cm" svg:d="m6238 10583 2428 1991">
          <text:p/>
        </draw:connector>
        <draw:connector draw:style-name="gr2" draw:text-style-name="P3" draw:layer="layout" draw:type="line" svg:x1="9.08cm" svg:y1="12.068cm" svg:x2="6.681cm" svg:y2="10.183cm" svg:d="m9080 12068-2399-1885">
          <text:p/>
        </draw:connector>
        <draw:frame draw:style-name="gr3" draw:text-style-name="P5" draw:layer="layout" svg:width="1.51cm" svg:height="0.78cm" svg:x="8.725cm" svg:y="8.951cm">
          <draw:text-box>
            <text:p text:style-name="P4"><text:span text:style-name="T2">réveil</text:span></text:p>
          </draw:text-box>
        </draw:frame>
        <draw:frame draw:style-name="gr3" draw:text-style-name="P5" draw:layer="layout" svg:width="2.631cm" svg:height="0.78cm" svg:x="7.825cm" svg:y="10.551cm">
          <draw:text-box>
            <text:p text:style-name="P4"><text:span text:style-name="T2">préemption</text:span></text:p>
          </draw:text-box>
        </draw:frame>
        <draw:frame draw:style-name="gr3" draw:text-style-name="P5" draw:layer="layout" svg:width="1.806cm" svg:height="0.78cm" svg:x="10.925cm" svg:y="11.451cm">
          <draw:text-box>
            <text:p text:style-name="P4"><text:span text:style-name="T2">attente</text:span></text:p>
          </draw:text-box>
        </draw:frame>
        <draw:frame draw:style-name="gr3" draw:text-style-name="P5" draw:layer="layout" svg:width="2.695cm" svg:height="0.78cm" svg:x="11.042cm" svg:y="13.872cm">
          <draw:text-box>
            <text:p text:style-name="P4"><text:span text:style-name="T2">terminaison</text:span></text:p>
          </draw:text-box>
        </draw:frame>
        <draw:frame draw:style-name="gr3" draw:text-style-name="P5" draw:layer="layout" svg:width="2.695cm" svg:height="0.78cm" svg:x="6.042cm" svg:y="13.272cm">
          <draw:text-box>
            <text:p text:style-name="P4"><text:span text:style-name="T2">terminaison</text:span></text:p>
          </draw:text-box>
        </draw:frame>
        <draw:frame draw:style-name="gr3" draw:text-style-name="P5" draw:layer="layout" svg:width="2.013cm" svg:height="0.78cm" svg:x="3.842cm" svg:y="12.972cm">
          <draw:text-box>
            <text:p text:style-name="P4"><text:span text:style-name="T2">création</text:span></text:p>
          </draw:text-box>
        </draw:frame>
        <draw:frame draw:style-name="gr3" draw:text-style-name="P5" draw:layer="layout" svg:width="1.895cm" svg:height="0.78cm" svg:x="9.143cm" svg:y="15.672cm">
          <draw:text-box>
            <text:p text:style-name="P4"><text:span text:style-name="T2">jointure</text:span></text:p>
          </draw:text-box>
        </draw:frame>
        <draw:frame draw:style-name="gr3" draw:text-style-name="P5" draw:layer="layout" svg:width="2.314cm" svg:height="0.78cm" svg:x="5.843cm" svg:y="11.772cm">
          <draw:text-box>
            <text:p text:style-name="P4"><text:span text:style-name="T2">exécu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Yann Thoma</meta:initial-creator>
    <meta:creation-date>2009-02-05T10:45:37</meta:creation-date>
    <dc:date>2009-02-18T13:19:58</dc:date>
    <meta:editing-cycles>2</meta:editing-cycles>
    <meta:editing-duration>PT00H17M37S</meta:editing-duration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